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fo:text-align="start" style:justify-single-word="false"/>
    </style:style>
    <style:style style:name="P2" style:family="paragraph" style:parent-style-name="Standard">
      <style:paragraph-properties fo:line-height="200%" fo:text-align="center" style:justify-single-word="false"/>
    </style:style>
    <style:style style:name="P3" style:family="paragraph" style:parent-style-name="Header">
      <style:paragraph-properties fo:text-align="end" style:justify-single-word="false"/>
    </style:style>
    <style:style style:name="T1" style:family="text">
      <style:text-properties fo:font-style="normal" style:text-underline-style="none" style:font-style-asian="normal" style:font-style-complex="normal"/>
    </style:style>
    <style:style style:name="T2" style:family="text">
      <style:text-properties style:font-name="Times New Roman"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William Gray</text:span></text:p>
      <text:p text:style-name="P1"><text:span text:style-name="T1">Tara Prakash Tripathi</text:span></text:p>
      <text:p text:style-name="P1"><text:span text:style-name="T1">ENC1102, Section 0137</text:span></text:p>
      <text:p text:style-name="P1"><text:span text:style-name="T1">28 April 2010</text:span></text:p>
      <text:p text:style-name="P2"><text:span text:style-name="T1">Primary Research</text:span></text:p>
      <text:p text:style-name="P1"><text:span text:style-name="T1"><text:tab/>I surveyed 1717 individuals out of the general population to derive the percentage that would contribute to an open-content discourse community, the percentage of the contributing population that would provide new information, and the percentage of the contributing population that would modify existing information (10.4%, 55.6%, and 68.9% respectively). Next, I gathered information about average Mathematics SAT</text:span><text:span text:style-name="T2">®</text:span><text:span text:style-name="T1"> score in 2009, and administered a test to a sample of math teachers to calculate the average accuracy of individuals in an open-content community and a closed-content community (52.5% and 77.7% respectively). Finally, I used statistics gathered about the national property crime rate in the United States in 2008 to determine the percentage (3.04%) of the population that would vandalize or otherwise damage the collective information produced by an open-content society.</text:span></text:p>
      <text:p text:style-name="P1"><text:span text:style-name="T1"><text:tab/>I chose to do surveys because my argument dealt with the trends entire communities showed collectively rather than any individual specifically. For this reason, I performed the survey on the Internet to get a large sample size and provide credible data. I asked two questions: “If you knew original information about a subject, would you share it on a wiki?” and “If you spotted false information on a wiki, would you change (or delete) it?” The former let me determine the percentage of the contributing population that would provide new information, while the latter let me determine the percentage of the contributing population that would modify </text:span><text:soft-page-break/><text:span text:style-name="T1">existing information. I determined the contributing population by seeing how many individuals completed the survey out of the total unique visits to the survey.</text:span></text:p>
      <text:p text:style-name="P1"><text:span text:style-name="T1"><text:tab/>I wanted to model my closed-content community to be like a hypothetical group of teachers, to give the closed-content community an advantage against the open-content community. I administered a Mathematics section from the Official SAT</text:span><text:span text:style-name="T2">®</text:span><text:span text:style-name="T1"> Practice Test 2008-09 verbatim to a sample of math teachers to get the average individual accuracy in the closed-content community (77.0%), while I used the national SAT</text:span><text:span text:style-name="T2">® Mathematics average to get the value for the open-content community (52.5%).</text:span></text:p>
      <text:p text:style-name="P1"><text:span text:style-name="T2"><text:tab/>Finally, I used a computer program I wrote to calculate the outcome of the two models based on the probabilities and percentages I determined from my primary and secondary resear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Gray <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am Gray</meta:initial-creator>
    <meta:creation-date>2010-04-27T16:06:53</meta:creation-date>
    <dc:date>2010-04-27T16:49:28</dc:date>
    <dc:creator>William Gray</dc:creator>
    <meta:editing-duration>PT00H42M35S</meta:editing-duration>
    <meta:editing-cycles>9</meta:editing-cycles>
    <meta:generator>OpenOffice.org/3.1$Linux OpenOffice.org_project/310m19$Build-9420</meta:generator>
    <meta:printed-by>William Gray</meta:printed-by>
    <meta:print-date>2010-04-27T16:44:37</meta:print-date>
    <meta:document-statistic meta:table-count="0" meta:image-count="0" meta:object-count="0" meta:page-count="2" meta:paragraph-count="10" meta:word-count="378" meta:character-count="2455"/>
  </office:meta>
</office:document-meta>
</file>